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tyle:font-face style:name="Times new romans" svg:font-family="'Times new romans'"/>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2pt" fo:font-weight="bold" style:font-size-asian="12pt" style:font-weight-asian="bold"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master-page-name="Standard">
      <style:paragraph-properties style:page-number="auto"/>
      <style:text-properties style:font-name="Times New Roman" fo:font-size="12pt" fo:font-weight="bold" style:font-size-asian="12pt" style:font-weight-asian="bold" style:font-size-complex="12pt"/>
    </style:style>
    <style:style style:name="P4" style:family="paragraph" style:parent-style-name="Standard">
      <style:text-properties style:font-name="Times New Roman" fo:font-size="12pt" fo:font-weight="bold" style:font-size-asian="12pt" style:font-weight-asian="bold" style:font-size-complex="12pt"/>
    </style:style>
    <style:style style:name="P5" style:family="paragraph" style:parent-style-name="Standard">
      <style:text-properties style:font-name="Times New Roman" fo:font-size="12pt" fo:font-weight="bold" style:font-size-asian="12pt" style:font-size-complex="12pt"/>
    </style:style>
    <style:style style:name="P6" style:family="paragraph" style:parent-style-name="Standard">
      <style:text-properties style:font-name="Times New Roman1" fo:font-size="12pt" style:font-size-asian="12pt" style:font-size-complex="12pt"/>
    </style:style>
    <style:style style:name="P7" style:family="paragraph" style:parent-style-name="Standard">
      <style:text-properties style:font-name="Times New Roman1" fo:font-size="12pt" officeooo:rsid="00221ac7" officeooo:paragraph-rsid="00221ac7" style:font-size-asian="12pt" style:font-size-complex="12pt"/>
    </style:style>
    <style:style style:name="P8" style:family="paragraph" style:list-style-name="L3">
      <loext:graphic-properties draw:fill="none" draw:fill-color="#ffffff"/>
      <style:paragraph-properties fo:background-color="transparent" style:writing-mode="lr-tb"/>
      <style:text-properties style:font-name="Times New Roman1" fo:font-size="12pt" officeooo:rsid="00221ac7" officeooo:paragraph-rsid="00221ac7" style:font-size-asian="12pt" style:font-size-complex="12pt"/>
    </style:style>
    <style:style style:name="P9" style:family="paragraph" style:parent-style-name="List_20_Paragraph" style:list-style-name="WWNum3">
      <style:text-properties fo:font-weight="bold" officeooo:rsid="001f93fc" officeooo:paragraph-rsid="001f93fc" style:font-weight-asian="bold" style:font-weight-complex="bold"/>
    </style:style>
    <style:style style:name="P10" style:family="paragraph" style:parent-style-name="List_20_Paragraph" style:list-style-name="WWNum3">
      <style:text-properties style:font-name="Times New Roman" fo:font-size="12pt" fo:font-weight="bold" officeooo:rsid="001f93fc" officeooo:paragraph-rsid="001f93fc" style:font-size-asian="12pt" style:font-weight-asian="bold" style:font-size-complex="12pt" style:font-weight-complex="bold"/>
    </style:style>
    <style:style style:name="P11" style:family="paragraph" style:parent-style-name="List_20_Paragraph" style:list-style-name="WWNum3">
      <style:text-properties style:font-name="Times New Roman" fo:font-size="12pt" fo:font-weight="bold" style:font-size-asian="12pt" style:font-weight-asian="bold" style:font-size-complex="12pt" style:font-weight-complex="bold"/>
    </style:style>
    <style:style style:name="P12" style:family="paragraph" style:parent-style-name="List_20_Paragraph" style:list-style-name="L1">
      <style:text-properties style:font-name="Times New Roman" fo:font-size="12pt" officeooo:rsid="001f93fc" officeooo:paragraph-rsid="001f93fc" style:font-size-asian="12pt" style:font-size-complex="12pt"/>
    </style:style>
    <style:style style:name="P13" style:family="paragraph" style:parent-style-name="List_20_Paragraph" style:list-style-name="L2">
      <style:text-properties style:font-name="Times New Roman" fo:font-size="12pt" officeooo:rsid="001f93fc" officeooo:paragraph-rsid="001f93fc" style:font-size-asian="12pt" style:font-size-complex="12pt"/>
    </style:style>
    <style:style style:name="P14" style:family="paragraph" style:parent-style-name="List_20_Paragraph" style:list-style-name="WWNum3">
      <style:text-properties style:font-name="Times New Roman" fo:font-size="12pt" officeooo:rsid="001f93fc" officeooo:paragraph-rsid="001f93fc" style:font-size-asian="12pt" style:font-size-complex="12pt"/>
    </style:style>
    <style:style style:name="P15" style:family="paragraph" style:parent-style-name="List_20_Paragraph">
      <style:text-properties style:font-name="Times New Roman" fo:font-size="12pt" officeooo:rsid="001f93fc" officeooo:paragraph-rsid="001f93fc" style:font-size-asian="12pt" style:font-size-complex="12pt"/>
    </style:style>
    <style:style style:name="P16" style:family="paragraph" style:parent-style-name="List_20_Paragraph" style:list-style-name="WWNum1">
      <style:text-properties style:font-name="Times New Roman" fo:font-size="12pt" officeooo:rsid="001f93fc" officeooo:paragraph-rsid="001f93fc" style:font-size-asian="12pt" style:font-size-complex="12pt"/>
    </style:style>
    <style:style style:name="P17" style:family="paragraph" style:parent-style-name="List_20_Paragraph" style:list-style-name="L2">
      <style:text-properties style:font-name="Times New Roman" fo:font-size="12pt" officeooo:rsid="00205a1e" officeooo:paragraph-rsid="00205a1e" style:font-size-asian="12pt" style:font-size-complex="12pt"/>
    </style:style>
    <style:style style:name="P18" style:family="paragraph" style:parent-style-name="List_20_Paragraph" style:list-style-name="WWNum1">
      <style:text-properties style:font-name="Times New Roman" fo:font-size="12pt" officeooo:rsid="00205a1e" officeooo:paragraph-rsid="00205a1e" style:font-size-asian="12pt" style:font-size-complex="12pt"/>
    </style:style>
    <style:style style:name="P19" style:family="paragraph" style:parent-style-name="List_20_Paragraph" style:list-style-name="L2">
      <style:text-properties officeooo:rsid="001f93fc" officeooo:paragraph-rsid="001f93fc"/>
    </style:style>
    <style:style style:name="P20" style:family="paragraph" style:parent-style-name="List_20_Paragraph" style:list-style-name="WWNum1">
      <style:text-properties officeooo:rsid="001f93fc" officeooo:paragraph-rsid="001f93fc"/>
    </style:style>
    <style:style style:name="P21" style:family="paragraph" style:parent-style-name="List_20_Paragraph" style:list-style-name="WWNum3">
      <style:paragraph-properties fo:margin-left="0in" fo:margin-right="0in" fo:text-indent="0in" style:auto-text-indent="false"/>
      <style:text-properties style:font-name="Times New Roman" fo:font-size="12pt" officeooo:rsid="001f93fc" officeooo:paragraph-rsid="001f93fc"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205a1e" style:font-size-asian="12pt" style:font-size-complex="12pt"/>
    </style:style>
    <style:style style:name="T3" style:family="text">
      <style:text-properties style:font-weight-asian="bold"/>
    </style:style>
    <style:style style:name="T4" style:family="text">
      <style:text-properties style:text-position="super 58%"/>
    </style:style>
    <style:style style:name="T5" style:family="text">
      <style:text-properties officeooo:rsid="0022b9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GoBack"/>Team: <text:span text:style-name="T5">Movin On</text:span> <text:s text:c="9"/>Engineer: <text:span text:style-name="T5">Matthew Gould</text:span></text:p>
      <text:p text:style-name="P1"/>
      <text:p text:style-name="P1">What were the outcomes of the prior phase?</text:p>
      <text:list xml:id="list1372974090" text:style-name="WWNum3">
        <text:list-item>
          <text:p text:style-name="P10">What did I plan to do?</text:p>
        </text:list-item>
      </text:list>
      <text:list xml:id="list3375177263" text:style-name="L1">
        <text:list-item>
          <text:p text:style-name="P12">Finish motor research</text:p>
        </text:list-item>
        <text:list-item>
          <text:p text:style-name="P12">Offer a final list of motors for purchase</text:p>
        </text:list-item>
        <text:list-item>
          <text:p text:style-name="P12">Create a test stand for testing FSR control systems and run initial tests to determine feasibility</text:p>
        </text:list-item>
        <text:list-item>
          <text:p text:style-name="P12">Follow up with FSR manufacturer and get quote for preliminary custom orders</text:p>
        </text:list-item>
        <text:list-item>
          <text:p text:style-name="P12">get motor data sheets or come up with setup to experimentally determine motor parameters.</text:p>
        </text:list-item>
      </text:list>
      <text:list xml:id="list132359044415145" text:continue-list="list1372974090" text:style-name="WWNum3">
        <text:list-item>
          <text:p text:style-name="P9">What did I do?</text:p>
        </text:list-item>
      </text:list>
      <text:list xml:id="list3234855534" text:style-name="L2">
        <text:list-item>
          <text:p text:style-name="P13">Completed motor research</text:p>
        </text:list-item>
        <text:list-item>
          <text:p text:style-name="P13">found motor that met specifications</text:p>
        </text:list-item>
        <text:list-item>
          <text:p text:style-name="P13">began tracking down an American supplier for said motor</text:p>
        </text:list-item>
        <text:list-item>
          <text:p text:style-name="P19"><text:span text:style-name="T1">determine</text:span><text:span text:style-name="T2">d</text:span><text:span text:style-name="T1"> matrix of off the shelf FSRs was better than custom </text:span></text:p>
        </text:list-item>
        <text:list-item>
          <text:p text:style-name="P19"><text:span text:style-name="T1">determine</text:span><text:span text:style-name="T2">d</text:span><text:span text:style-name="T1"> preliminary electrical system architecture</text:span></text:p>
        </text:list-item>
        <text:list-item>
          <text:p text:style-name="P19"><text:span text:style-name="T1">continue</text:span><text:span text:style-name="T2">d </text:span><text:span text:style-name="T1">to research FOC motor controls</text:span></text:p>
        </text:list-item>
        <text:list-item>
          <text:p text:style-name="P19"><text:span text:style-name="T1">start</text:span><text:span text:style-name="T2">ed</text:span><text:span text:style-name="T1"> looking into applicable standards that project could try to meet to get IEEE grant</text:span></text:p>
        </text:list-item>
        <text:list-item>
          <text:p text:style-name="P17">Found the DSC that met computational, IO, PWM, and other requirements.</text:p>
        </text:list-item>
      </text:list>
      <text:list xml:id="list132359824618679" text:continue-list="list132359044415145" text:style-name="WWNum3">
        <text:list-header>
          <text:p text:style-name="P21"/>
        </text:list-header>
        <text:list-item>
          <text:p text:style-name="P11">What did I learn? How were plan and reality different?</text:p>
          <text:p text:style-name="P14">I have had it further impressed upon me that I need to stop jumping the gun as shown by the change from custom to off the shelf FSRs as well as the failure to construct a test stand.</text:p>
        </text:list-item>
      </text:list>
      <text:p text:style-name="P15"/>
      <text:p text:style-name="P1"/>
      <text:p text:style-name="P5"><text:span text:style-name="T3">Team level goal for next phase</text:span></text:p>
      <text:p text:style-name="P7"><text:tab/>Complete initialize design of board and folding mechanism. <text:s/>Begin preliminary design of PCBs and initial testing of major components. <text:s/>Seek out additional funding, including completing the application for the IEEE grant by March 5<text:span text:style-name="T4">th</text:span>.</text:p>
      <text:list xml:id="list3566685315" text:style-name="L3">
        <text:list-header>
          <text:p/>
        </text:list-header>
      </text:list>
      <text:p text:style-name="P6"/>
      <text:p text:style-name="P1">What do I plan on doing to ensure that my team has a successful review at the end of the next phase?</text:p>
      <text:list xml:id="list414382253" text:style-name="WWNum1">
        <text:list-item>
          <text:p text:style-name="P16">Collaborate with Kristen and come up with a preliminary electrical hardware design (20 hrs)</text:p>
        </text:list-item>
        <text:list-item>
          <text:p text:style-name="P20"><text:soft-page-break/><text:span text:style-name="T1">find an </text:span><text:span text:style-name="T2">American</text:span><text:span text:style-name="T1"> supplier for the chosen hub motors and come up with justifications for why we need to purchase this specific motor and how it is not possible to get it from an approved vendor (5 hrs).</text:span></text:p>
        </text:list-item>
        <text:list-item>
          <text:p text:style-name="P16">Complete IEEE grant applications, if applicable standards can be found (6 hours)</text:p>
        </text:list-item>
        <text:list-item>
          <text:p text:style-name="P18">Figure out number of PCBs needed and wire routing routes for electrical subsystems (5 hrs).</text:p>
        </text:list-item>
        <text:list-item>
          <text:p text:style-name="P18">Continue motor control algorithm research (10 hrs)</text:p>
        </text:list-item>
      </text:list>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tyle:font-face style:name="Times new romans" svg:font-family="'Times new romans'"/>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y</meta:initial-creator>
    <meta:editing-cycles>5</meta:editing-cycles>
    <meta:creation-date>2018-09-25T21:12:00</meta:creation-date>
    <dc:date>2019-02-28T13:23:58.516015119</dc:date>
    <meta:editing-duration>PT10M9S</meta:editing-duration>
    <meta:generator>LibreOffice/6.0.7.3$Linux_X86_64 LibreOffice_project/00m0$Build-3</meta:generator>
    <meta:document-statistic meta:table-count="0" meta:image-count="0" meta:object-count="0" meta:page-count="2" meta:paragraph-count="27" meta:word-count="359" meta:character-count="2021" meta:non-whitespace-character-count="1697"/>
    <meta:user-defined meta:name="AppVersion">16.0000</meta:user-defined>
    <meta:user-defined meta:name="Company">Rochester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